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Helvetica Neue" svg:font-family="'Helvetica Neue', Helvetica, sans-serif"/>
    <style:font-face style:name="Helvetica" svg:font-family="Helvetica, Arial, sans-serif"/>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inherit" svg:font-family="inherit"/>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Palatino Linotype"/>
    </style:style>
    <style:style style:name="P17"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22"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26"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27"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2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9"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0"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31"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2" style:family="paragraph" style:parent-style-name="Standard" style:list-style-name="L3">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3"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5"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6"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7"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38"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0">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indent="0cm" style:auto-text-indent="false" style:writing-mode="lr-tb"/>
      <style:text-properties style:font-name="Palatino Linotype"/>
    </style:style>
    <style:style style:name="P45"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46" style:family="paragraph" style:parent-style-name="Standard" style:list-style-name="L6">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line-height="150%" fo:text-indent="0cm" style:auto-text-indent="false" style:writing-mode="lr-tb"/>
      <style:text-properties style:font-name="Palatino Linotype"/>
    </style:style>
    <style:style style:name="P49" style:family="paragraph" style:parent-style-name="Standard" style:list-style-name="L2">
      <style:paragraph-properties fo:margin-left="0cm" fo:margin-right="0cm" fo:line-height="150%" fo:text-indent="0cm" style:auto-text-indent="false" style:writing-mode="lr-tb"/>
    </style:style>
    <style:style style:name="P50"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51"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2"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53"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54"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55"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Palatino Linotype" fo:letter-spacing="normal" style:text-underline-style="none"/>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style:font-weight-asian="normal" style:font-weight-complex="normal"/>
    </style:style>
    <style:style style:name="T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style:text-underline-style="none"/>
    </style:style>
    <style:style style:name="T12" style:family="text">
      <style:text-properties fo:font-variant="normal" fo:text-transform="none" fo:color="#252525" fo:letter-spacing="normal" fo:font-style="normal" fo:font-weight="normal" style:font-weight-asian="normal" style:font-weight-complex="normal"/>
    </style:style>
    <style:style style:name="T13" style:family="text">
      <style:text-properties fo:font-variant="normal" fo:text-transform="none" fo:color="#252525" style:font-name="Palatino Linotype" fo:font-size="9pt" fo:letter-spacing="normal"/>
    </style:style>
    <style:style style:name="T14" style:family="text">
      <style:text-properties fo:font-variant="normal" fo:text-transform="none" fo:color="#252525" style:font-name="Palatino Linotype" fo:font-size="9pt" fo:letter-spacing="normal" fo:font-style="italic"/>
    </style:style>
    <style:style style:name="T15" style:family="text">
      <style:text-properties fo:font-variant="normal" fo:text-transform="none" fo:color="#ffffff" fo:letter-spacing="normal" fo:font-style="normal" fo:font-weight="normal" fo:background-color="#ffffff" style:font-weight-asian="normal" style:font-weight-complex="normal"/>
    </style:style>
    <style:style style:name="T16"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17" style:family="text">
      <style:text-properties fo:font-variant="normal" fo:text-transform="none" fo:color="#0b0080" style:text-line-through-style="none" style:font-name="Palatino Linotype" fo:font-size="9pt" fo:letter-spacing="normal" style:text-underline-style="none" style:text-blinking="false"/>
    </style:style>
    <style:style style:name="T18" style:family="text">
      <style:text-properties fo:font-size="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6pt" style:font-weight-complex="bold" style:text-scale="96%"/>
    </style:style>
    <style:style style:name="T27" style:family="text">
      <style:text-properties style:font-name="Palatino Linotype"/>
    </style:style>
    <style:style style:name="T28" style:family="text">
      <style:text-properties style:font-name="Palatino Linotype" fo:font-size="12pt" fo:font-weight="normal" style:font-size-asian="12pt" style:font-weight-asian="normal" style:font-size-complex="12pt" style:font-weight-complex="normal"/>
    </style:style>
    <style:style style:name="T29" style:family="text">
      <style:text-properties style:font-name="Palatino Linotype" fo:font-size="12pt" fo:language="en" fo:country="US" fo:font-weight="normal" style:font-size-asian="12pt" style:font-weight-asian="normal" style:font-size-complex="12pt" style:font-weight-complex="normal"/>
    </style:style>
    <style:style style:name="T30" style:family="text">
      <style:text-properties style:font-name="Palatino Linotype" fo:font-size="12pt" fo:language="sk" fo:country="SK" fo:font-weight="normal" style:font-size-asian="12pt" style:font-weight-asian="normal" style:font-size-complex="12pt" style:font-weight-complex="normal"/>
    </style:style>
    <style:style style:name="T31" style:family="text">
      <style:text-properties fo:font-weight="normal" style:font-weight-asian="normal" style:font-weight-complex="normal"/>
    </style:style>
    <style:style style:name="T32" style:family="text">
      <style:text-properties style:font-name-asian="URWPalladioL-Roma" style:font-name-complex="URWPalladioL-Roma"/>
    </style:style>
    <style:style style:name="T33" style:family="text">
      <style:text-properties style:font-name-asian="URWPalladioL-Roma-Slant_167" style:font-name-complex="URWPalladioL-Roma-Slant_167"/>
    </style:style>
    <style:style style:name="T34" style:family="text">
      <style:text-properties fo:color="#000000" fo:font-weight="normal" style:font-weight-asian="normal" style:font-weight-complex="normal"/>
    </style:style>
    <style:style style:name="T35" style:family="text">
      <style:text-properties style:font-name-asian="URWPalladioL-Bold" style:font-name-complex="URWPalladioL-Bold"/>
    </style:style>
    <style:style style:name="T36" style:family="text">
      <style:text-properties style:font-name="Bookman Old Style"/>
    </style:style>
    <style:style style:name="T37" style:family="text">
      <style:text-properties style:font-name="Bookman Old Style" fo:font-style="italic" style:font-style-asian="italic" style:font-style-complex="italic"/>
    </style:style>
    <style:style style:name="T38" style:family="text">
      <style:text-properties style:font-size-asian="12pt"/>
    </style:style>
    <style:style style:name="T39" style:family="text">
      <style:text-properties style:font-size-complex="12pt"/>
    </style:style>
    <style:style style:name="T40" style:family="text">
      <style:text-properties style:font-weight-asian="bold"/>
    </style:style>
    <style:style style:name="T41" style:family="text">
      <style:text-properties style:font-weight-complex="bold"/>
    </style:style>
    <style:style style:name="T42" style:family="text">
      <style:text-properties style:font-size-complex="16pt" style:text-scale="96%"/>
    </style:style>
    <style:style style:name="T43" style:family="text">
      <style:text-properties style:font-name="Palatino Linotype"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sarykova univerzita<text:line-break/>Fakulta informatiky</text:p>
      <text:p text:style-name="P21"><draw:frame draw:style-name="fr1" draw:name="graphics1" text:anchor-type="as-char" svg:width="3.15cm" svg:height="3.073cm" draw:z-index="0"><draw:image xlink:href="Pictures/200000080000304400002F56F1F9F11C.wmf" xlink:type="simple" xlink:show="embed" xlink:actuate="onLoad"/></draw:frame></text:p>
      <text:p text:style-name="P26">Vývoj rehabilitačnej hry s využitím zariadenia Leap Motion</text:p>
      <text:p text:style-name="P27">Úvod k bakalárskej práci</text:p>
      <text:p text:style-name="P22">Michal Obert</text:p>
      <text:p text:style-name="P22"/>
      <text:p text:style-name="P22"/>
      <text:p text:style-name="P23"/>
      <text:p text:style-name="P23"/>
      <text:p text:style-name="P23"/>
      <text:p text:style-name="P23"/>
      <text:p text:style-name="P23"/>
      <text:p text:style-name="P23"/>
      <text:p text:style-name="P23">Brno, 2015</text:p>
      <text:p text:style-name="P24"/>
      <text:p text:style-name="P24"/>
      <text:p text:style-name="P6"><text:soft-page-break/>Obsah</text:p>
      <text:p text:style-name="P6"/>
      <text:p text:style-name="P1"><text:span text:style-name="T32">1 </text:span>Úvod </text:p>
      <text:p text:style-name="P2">2 Rehabilitácia</text:p>
      <text:p text:style-name="P1"><text:span text:style-name="T32">3 </text:span>Zariadenia snímajúce pohyb </text:p>
      <text:list xml:id="list43263288" text:style-name="L1">
        <text:list-item>
          <text:list>
            <text:list-item>
              <text:p text:style-name="P29">Leap Motion</text:p>
            </text:list-item>
            <text:list-item>
              <text:p text:style-name="P29">Kinect</text:p>
            </text:list-item>
            <text:list-item>
              <text:p text:style-name="P29">Geomagic touch</text:p>
            </text:list-item>
            <text:list-item>
              <text:p text:style-name="P29">Wii Remote</text:p>
            </text:list-item>
            <text:list-item>
              <text:p text:style-name="P29">Le Stick</text:p>
            </text:list-item>
            <text:list-item>
              <text:p text:style-name="P29">Asus Eee Stick</text:p>
            </text:list-item>
            <text:list-item>
              <text:p text:style-name="P30">Playstation@4 Eye</text:p>
            </text:list-item>
          </text:list>
        </text:list-item>
      </text:list>
      <text:p text:style-name="P1"><text:span text:style-name="T32">4 Použitie zariadení snímajúcich pohyb v rehabilitácii</text:span> </text:p>
      <text:p text:style-name="P2">5 Serious games<text:line-break/>6 Použité technológie</text:p>
      <text:p text:style-name="P1"><text:span text:style-name="T32">7 </text:span>Návrh hry</text:p>
      <text:p text:style-name="P1"><text:span text:style-name="T32"><text:tab/>7.1 </text:span><text:span text:style-name="T33">Účel hry</text:span></text:p>
      <text:p text:style-name="P1"><text:span text:style-name="T32"><text:tab/>7.2 </text:span><text:span text:style-name="T33">Princípy hry</text:span></text:p>
      <text:p text:style-name="P1"><text:span text:style-name="T32"><text:tab/>7.3 </text:span><text:span text:style-name="T33">Ovládanie </text:span></text:p>
      <text:p text:style-name="P1"><text:span text:style-name="T32">8 </text:span>Implementácia </text:p>
      <text:p text:style-name="P28">9 Uživateľské testovanie <text:span text:style-name="T31">//cca 10 ľudí si to zahrá, odpovie na dotazník, vyhodnotenie</text:span></text:p>
      <text:p text:style-name="P28">10 Future work<text:span text:style-name="T31"> </text:span></text:p>
      <text:p text:style-name="P3"><text:span text:style-name="T32">11 </text:span><text:span text:style-name="T35">Záver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Úvod</text:p>
      <text:p text:style-name="P5"/>
      <text:p text:style-name="P5">Serious games, v preklade „vážne hry“, vychádzajú z konceptu hry ako formy učenia </text:p>
      <text:p text:style-name="P5">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serious games [1].<text:line-break/></text:p>
      <text:p text:style-name="P8"><text:span text:style-name="T12"><text:tab/>„Liečebná rehabilitácia</text:span><text:span text:style-name="T15"> </text:span><text:span text:style-name="T12">je medicínsky odbor, ktorý skúma a využíva prostriedky liečebnej telesnej výchovy, pracovnej, psychosociálnej a výchovnej rehabilitácie v prevencii, diagnóze a liečbe chorôb“ [2].</text:span><text:span text:style-name="T8"> Pri rehabilitácii je nutné časté a dlhodobé opakovanie určitého pohybu, prípadne kombinácií pohybov, ktoré môžu pacientovi po istom čase pripadať nudné a nezáživné. K tomuto dochádza najmä z dôvodu zamerania rehabilitácie na funkčnosť, viac ako na jej zábavnú zložku. </text:span></text:p>
      <text:p text:style-name="P7"><text:tab/>Na vyriešenie tohto problému sa vynikajúco hodia hry, v ktorých je časté opakovanie určitého pohybu či činnosti bežné a využívané k zlepšeniu hratelnosti. <text:line-break/></text:p>
      <text:p text:style-name="P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7"/>
      <text:p text:style-name="P8"><text:span text:style-name="T8"><text:tab/>Hra je určená pre použitie so zariadením </text:span><text:span text:style-name="T10">Leap Motion</text:span><text:span text:style-name="T8"> (Leap Motion, Inc.) [3]. Je to malé zariadenie pripojené pomocou USB (Universal Serial Bus, v preklade Univerzálna sériová zbernica), ktoré umožňuje snímať pohyby rúk hráča. Využíva k tomu 3 LED (Light-emitting diode, v preklade svetelná dióda. Ďalej len LED), ktoré vytvárajú 3D sieť bodov v priestore približne do výšky 1 meter nad zariadením a 2 infračervené kamery, ktoré snímajú pohyb v tomto priestore rýchlosťou približne 200 snímkov za sekundu a </text:span><text:soft-page-break/><text:span text:style-name="T8">presnosťou 0,01 mm [4] . Poskytuje tak možnosť kontroly správneho vykonávania pohybov a zároveň okamžitú spätnú väzbu pre hráča. </text:span></text:p>
      <text:p text:style-name="P11"><text:span text:style-name="T8"><text:line-break/><text:tab/>Ďalej som využil vývojové prostredie </text:span><text:span text:style-name="T10">Unity3D</text:span><text:span text:style-name="T9">, ktoré je navrhnuté priamo na tvorbu hier a simulačných aplikácií a taktiež poskytuje množstvo voľne dostupných materiálov použiteľných pri vývoji. </text:span><text:span text:style-name="T10">Unity3D </text:span><text:span text:style-name="T9">podporuje 3 programovacie jazyky (</text:span><text:span text:style-name="T10">C#</text:span><text:span text:style-name="T9">, </text:span><text:span text:style-name="T10">JavaScript</text:span><text:span text:style-name="T9"> a </text:span><text:span text:style-name="T10">Boo</text:span><text:span text:style-name="T9">). </text:span></text:p>
      <text:p text:style-name="P11"><text:span text:style-name="T9">Rozhodol som </text:span><text:span text:style-name="T9">sa </text:span><text:span text:style-name="T9">pre C</text:span><text:span text:style-name="T9">#, </text:span><text:span text:style-name="T9">pretože som s ním zo spomínaných jazykov najbližšie oboznámený.</text:span></text:p>
      <text:p text:style-name="P7"/>
      <text:p text:style-name="P7"><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čím som dosiahol vysokú mieru hratelnosti a zábavy pre pacienta. </text:p>
      <text:p text:style-name="P17"><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7"/>
      <text:p text:style-name="P11"><text:span text:style-name="T8"><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pan text:style-name="T8">//odtia</text:span><text:span text:style-name="T8">ľto to asi budem prepisovať</text:span><text:span text:style-name="T8"><text:tab/></text:span></text:p>
      <text:p text:style-name="P11"><text:span text:style-name="T8">Poslednú časť mojej práce tvorí test účinnosti hry priamo na osobách s poruchami jemnej motoriky. V spolupráci so strediskom </text:span><text:span text:style-name="T10">Teiresiás</text:span><text:span text:style-name="T8"> a </text:span><text:span text:style-name="T10">Fakultou sportovních studií Masarykovy </text:span><text:span text:style-name="T10">univerzity</text:span><text:span text:style-name="T8"> bola hra doručená pacientom, ktorý ju testovali. Spätnú väzbu ako aj postup a zmenu zdravotného stavu jednotlivých pacientov som spracoval a vyhodnotil v záverečnej časti tejto práce.</text:span></text:p>
      <text:p text:style-name="P7"><text:soft-page-break/></text:p>
      <text:p text:style-name="P11"><text:tab/>Výsledky mojej práce sa dajú rozdeliť do 2 častí. </text:p>
      <text:p text:style-name="P11">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text:span text:style-name="T19">2 Rehabilitácia</text:span></text:p>
      <text:p text:style-name="P53">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14"/>
      <text:p text:style-name="P14"><text:tab/>Rehabilitáciu delíme na krátkodobú a dlhodobú.<text:line-break/><text:span text:style-name="T25">Krátkodobá</text:span><text:span text:style-name="T26"> </text:span><text:span text:style-name="T42">(prechodná) je starostlivosť nadväzujúca na liečebnú starostlivosť, ktorá vedie k upevneniu úplného obnovenia zdravia a normálnej kvality života.<text:line-break/></text:span><text:span text:style-name="T26">Dlhodobá </text:span><text:span text:style-name="T42">(permanentná) sa týka osôb s dlhodobým alebo trvalým zdravotným postihnutím ťažšieho stupňa. Často je spojená s trvalým narušením kvality života <text:s text:c="2"/></text:span><text:span text:style-name="T42">[16]</text:span></text:p>
      <text:p text:style-name="P16">//text o rehabilitácii, technológie aké sa používajú, spomeniem Neuron ak nie je príliš //závislý na kinecte, ak je tak až v sekcii 4</text:p>
      <text:p text:style-name="P13"/>
      <text:p text:style-name="P13">3 Zariadenia snímajúce pohyb v hernom priemysle </text:p>
      <text:p text:style-name="P11"><text:span text:style-name="T34"><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text:span><text:span text:style-name="T34">[14]</text:span></text:p>
      <text:p text:style-name="P9"/>
      <text:list xml:id="list43246847" text:style-name="L2">
        <text:list-item>
          <text:list>
            <text:list-header>
              <text:p text:style-name="P31">3.1 Leap Motion</text:p>
              <text:list>
                <text:list-item>
                  <text:list>
                    <text:list-item>
                      <text:list>
                        <text:list-header>
                          <text:p text:style-name="P49"><text:span text:style-name="T28"><text:s/><text:tab/>Leap Motion od spoločnosti Leap Motion, Inc. je zariadenie, ktoré sníma pohyb rúk v priestore a údaje o tomto pohybe odosiela do počítača, kde sú ďalej spracovávané. Umožňuje tak vytvorenie 3D <text:s/>modelu ruky hráča v reálnom čase, ktorý sa následne dá použiť na ovládanie aplikácií v počítači, prípadne priamo počítača.</text:span></text:p>
                          <text:p text:style-name="P49"><text:span text:style-name="T28"><text:s/><text:tab/>Leap Motion som si vybral </text:span><text:span text:style-name="T29">a </text:span><text:span text:style-name="T30">používal ho najmä</text:span><text:span text:style-name="T28"> kvôli cenovej dostupnosti (40-80$), </text:span><text:soft-page-break/><text:span text:style-name="T28">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prihliadnutím na fakt, že presnosť ktorej je schopný priemerný zdravý človek je približne 0,4 mm mi teda presnosť zariadenia Leap Motion vyhovovala.</text:span><text:span text:style-name="T29">[17]</text:span><text:span text:style-name="T28"><text:line-break/></text:span></text:p>
                          <text:list>
                            <text:list-item>
                              <text:list>
                                <text:list-header>
                                  <text:p text:style-name="P49"><text:span text:style-name="T28"><text:s/><text:tab/>Zariadenie sa skladá z 32Mbit flash pamäte, 3 infračervených LED 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49"><text:span text:style-name="T28"><text:s/><text:tab/>Širokouhlé objektívy poskytujú zariadeniu približne 0,227 </text:span><text:span text:style-name="T28">m³</text:span><text:span text:style-name="T28">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49"><text:span text:style-name="T28"><text:s/><text:tab/>Flash pamäť zabezpečuje zapnutie LED len v momente, keď obe kamery zachytávajú snímku, čím sa výrazne šetrí spotreba energie a tiež tak umožňuje väčšiu intenzitu žiarenia. </text:span></text:p>
                                              <text:p text:style-name="P49"><text:span text:style-name="T28"><text:s/><text:tab/>Zariadenie načíta dáta z kamier do vlastnej pamäte, vykoná potrebné úpravy, spojí snímky z kamier do jedného balíčka a ten sa odošle na ďalšie spracovanie Leap Motion softvéru v počítači. V jednej z posledných aktualizácií vývojári sprístupnili aj tieto neupravené (raw) snímky pre voľné použitie.</text:span></text:p>
                                              <text:p text:style-name="P49"><text:span text:style-name="T28"><text:s/><text:tab/>Snímané dáta sú vo forme šedotónového obrazu (obraz v ktorom každý pixel nesie len jednu hodnotu, intenzitu, a tá je zobrazovaná v odtieňoch šedej) infračerveného spektra rozdeleného na ľavú a pravú kameru. </text:span></text:p>
                                              <text:p text:style-name="P49"><text:span text:style-name="T28"><text:s/><text:tab/>Po prijatí dát počítačom ich ďalej spracúva služba Leap Motion Service. Tá nevytvára hĺbkovú mapu (týmto spôsobom to robí napriklad Kinect a predpokladalo sa teda, že Leap Motion využije podobného systému), pretože reprezentácia 3D objektov </text:span><text:soft-page-break/><text:span text:style-name="T28">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Leap Motion za vhodný nástroj považuje objekt v úzkeho valca, napríklad ceruzku či pero). 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text:span><text:span text:style-name="T28">medzi zariaden</text:span><text:span text:style-name="T28">ím Leap Motion a aplikáciami v počítači)</text:span><text:span text:style-name="T28">,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text:span><text:span text:style-name="T28">[16]</text:span></text:p>
                                            </text:list-header>
                                          </text:list>
                                        </text:list-header>
                                      </text:list>
                                    </text:list-item>
                                  </text:list>
                                </text:list-header>
                              </text:list>
                            </text:list-item>
                          </text:list>
                        </text:list-header>
                      </text:list>
                    </text:list-item>
                  </text:list>
                </text:list-item>
              </text:list>
              <text:p text:style-name="P35">//trochu rozsiahlejší text ako u ostatných zariadení, spomeniem prečo som si vybral leap</text:p>
              <text:p text:style-name="P31"><text:line-break/>3.2 Kinect</text:p>
              <text:list>
                <text:list-item>
                  <text:list>
                    <text:list-item>
                      <text:list>
                        <text:list-header>
                          <text:p text:style-name="P52"><text:s/><text:tab/>Kinect od spoločnosti Microsoft pre Xbox 360, Xbox One, či pre počítače, je súčasnej dobe je asi najznámejším zariadením pre snímanie pohybu v hernom priemysle. Za svoj úspech vďačí najme cenovej dostupnosti, ktorú si firma Microsoft zaistila vývojom nízko nákladových 3-D kamier, ktoré sú hlavnou súčasťou zariadenia. <text:line-break/>3-D camera Kinectu funguje na rovnakom princípe ako Leap Motion, infračervené lúče sú vysielané a zachytávaná kamerou, ktorá získané údaje posiela zariadeniu na ďalšie spracovanie.<text:span text:style-name="T1">[6]</text:span></text:p>
                        </text:list-header>
                      </text:list>
                    </text:list-item>
                  </text:list>
                </text:list-item>
              </text:list>
              <text:p text:style-name="P31"><text:line-break/>3.3 Geomagic touch</text:p>
              <text:p text:style-name="P45"><text:span text:style-name="T19"><text:s/><text:tab/></text:span><text:span text:style-name="T21">Geomagic touch je motorizované zariadenie, ktoré poskytuje silovú spätnú väzbu </text:span><text:soft-page-break/><text:span text:style-name="T21">na používateľovej ruke, čím umožňuje </text:span><text:span text:style-name="T22">cítiť</text:span><text:span text:style-name="T20">, či </text:span><text:span text:style-name="T22">uchopiť </text:span><text:span text:style-name="T20">virtuálne objekty v 3D priestore.<text:line-break/></text:span><text:span text:style-name="T20">Pre svoju vyššiu cenu (približne 3900 </text:span><text:span text:style-name="T20">$ [10]</text:span><text:span text:style-name="T20">) je však používaný z väčšej časti len pre vedu a výskum</text:span><text:span text:style-name="T20"> </text:span><text:span text:style-name="T20">.</text:span></text:p>
              <text:p text:style-name="P45"/>
            </text:list-header>
          </text:list>
        </text:list-item>
      </text:list>
      <text:list xml:id="list43275394" text:style-name="L3">
        <text:list-item>
          <text:list>
            <text:list-header>
              <text:p text:style-name="P37"><text:span text:style-name="T25">3.4 Wii </text:span><text:span text:style-name="T25">Remote</text:span></text:p>
              <text:p text:style-name="P37"><text:span text:style-name="T25"><text:tab/></text:span><text:span text:style-name="T31">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37"/>
              <text:p text:style-name="P32">3.5 Le Stick</text:p>
            </text:list-header>
          </text:list>
        </text:list-item>
      </text:list>
      <text:p text:style-name="P11"><text:span text:style-name="T31"><text:s/><text:tab/>Vôbec prvý </text:span><text:span text:style-name="T31">hern</text:span><text:span text:style-name="T31">ý ovládač na trhu vyvinutý v roku 1981 <text:s/>firmou DataSoft Inc.</text:span><text:span text:style-name="T31">[7]</text:span></text:p>
      <text:p text:style-name="P14">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14"/>
      <text:list xml:id="list43277878" text:style-name="L4">
        <text:list-item>
          <text:list>
            <text:list-header>
              <text:p text:style-name="P33">3.6 Asus Eee Stick</text:p>
              <text:list>
                <text:list-header>
                  <text:p text:style-name="P36"><text:s/><text:tab/>Herný ovládač od spoločnosti ASUSTek vyvynutý pre počítače Eee PC a EeeBox PC, taktiež od spoločnosti ASUSTek. Dizajnovo aj technicky veľmi podobný Wii Remote (sekcia 3.4) </text:p>
                </text:list-header>
              </text:list>
            </text:list-header>
          </text:list>
        </text:list-item>
      </text:list>
      <text:p text:style-name="P16"><text:span text:style-name="T19"><text:line-break/></text:span>3.7 <text:span text:style-name="T4">PlayStation®4 Eye</text:span></text:p>
      <text:p text:style-name="P16"><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rozpoznať hĺbku priestoru (teda tretí rozmer). <text:s/>To </text:span><text:soft-page-break/><text:span text:style-name="T3">umožňuje PS4 Eye vystrihnúť obraz hráča z pozadia alebo určiť jeho polohu (vzhľadom k </text:span><text:span text:style-name="T3">PS4). Postavy v hre sa tak napríklad môžu otočiť priamo na hráča.</text:span><text:span text:style-name="T3">[5]</text:span></text:p>
      <text:p text:style-name="P18"/>
      <text:p text:style-name="P1"><text:span text:style-name="T32">4 Použitie zariadení snímajúcich pohyb v rehabilitácii</text:span> </text:p>
      <text:p text:style-name="P2">5 Serious games<text:line-break/>6 Použité technológie</text:p>
      <text:p text:style-name="P50"/>
      <text:p text:style-name="P18"/>
      <text:p text:style-name="P18">7 Návrh hry</text:p>
      <text:p text:style-name="P19"><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podobne ako v hrách (_!_TODO pridaj názvy hier ktoré sa podobajú mojej).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19"/>
      <text:p text:style-name="P19"><text:tab/>Ako som spomenul v predchádzajúcej kapitole, šlo mi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_!_TODO odkaz na rusa ktory zaloval fallout). V súvislosti s mojou hrou však ide o pozitívnu vlasť hlavne z troch dôvodov:</text:p>
      <text:p text:style-name="P19"><text:tab/>1) Mojim zámerom je, aby hráč u hry strávil čo možno najväčšie množstvo času, <text:s/>z <text:tab/>dôvodu urýchlenia rehabilitácie</text:p>
      <text:p text:style-name="P19"><text:tab/>2) Držanie ruky vo vodorovnej polohe bez možnosti opierať ju o stôl (čo je poloha <text:tab/>umožňujúca používať Leap motion) je značne namáhavé a ani zdravý jedinec by <text:tab/>nebol schopný hrať hru bez prestávky dlhšie ako niekoľko desiatok minút. Teda aj v <text:tab/>prípade, že by hra bola mimoriadne návyková, hráč nie je schopný stráviť hraním <text:tab/>dostatočné množstvo času potrebné na vytvorenie závislosti. </text:p>
      <text:p text:style-name="P19"><text:tab/>3) Ako jediný vývojár tejto hry nie som reálne schopný hru prepracovať do takej <text:tab/>miery aby bola reálne návyková (Bez použitia techník využívaných v hazardných <text:soft-page-break/><text:tab/>hrách. Tie som však nevyužil).</text:p>
      <text:p text:style-name="P19"><text:s/></text:p>
      <text:p text:style-name="P19"/>
      <text:list xml:id="list43272794" text:style-name="L5">
        <text:list-item>
          <text:list>
            <text:list-item>
              <text:p text:style-name="P54">Účel hry</text:p>
            </text:list-item>
          </text:list>
        </text:list-item>
      </text:list>
      <text:p text:style-name="P18"><text:span text:style-name="T31"><text:tab/>Hra je určená pre rehabilitáciu pacientov po zranení ruky (svalstva, nervov, kostí, </text:span><text:span text:style-name="T31">väziva a kĺbov spojených s funkciami ruky, najmä v oblasti dlane a prstov), alebo centrálnej nervovej sústavy (konkrétne poruchy obmedzujúce pohyblivosť ruky, najmä v oblasti dlane a prstov). <text:s text:c="3"/>_!_TODO (add something else?)</text:span></text:p>
      <text:list xml:id="list35238582" text:continue-numbering="true" text:style-name="L5">
        <text:list-item>
          <text:list>
            <text:list-item>
              <text:p text:style-name="P54">Princípy hry</text:p>
              <text:list>
                <text:list-item>
                  <text:list>
                    <text:list-header>
                      <text:p text:style-name="P54"><text:s/><text:tab/><text:span text:style-name="T31">Ako bolo spomenuté v sekcii 7, hra je rozdelená na úrovne s ovládaním guličky a na „sandbox“ úroveň. <text:line-break/>V úrovniach s ovládaním guličky ide o úspešné presunutie guličky do cieľa, pričom medzi štartom a cieľom sú rozmiestnené mince, ktorých zbieranie zvyšuje hráčove skóre. </text:span></text:p>
                      <text:p text:style-name="P55">(_!_TODO consider awarding points for best time) Mince sú rozmiestnené tak, aby bol hráč odmeňovaný za zvolenie si cesty s vyššou obtiažnosťou a zároveň tak, aby bolo možné v každej úrovni zozbierať všetky mince (hráč má teda motiváciu k tomu hrať každý <text:s/>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p>
                    </text:list-header>
                  </text:list>
                </text:list-item>
              </text:list>
            </text:list-item>
            <text:list-item>
              <text:p text:style-name="P54">Ovládanie</text:p>
            </text:list-item>
          </text:list>
        </text:list-item>
      </text:list>
      <text:p text:style-name="P18"><text:tab/><text:span text:style-name="T31">Hra je sa ovláda kombináciou myši, klávesnice a zariadenia Leap Motion, pričom dôraz je kladený hlavne na Leap Motion. </text:span></text:p>
      <text:p text:style-name="P19">Úvodné menu je ovládané výhradne pomocou myši. Dôvodom je zjednodušenie ovládania a predpoklad, že pre hráča je pohodlnejšía práca s myšou ako so zariadením Leap Motion. V tomto menu je možné zobraziť štatistiky (v súčasnej dobe kvôli menšiemu rozmeru hry sa štatistiky zobrazujú len od momentu kedy sa spustila hra a v momente kedy sa vypne sa vymažú), spustiť hru, či priamo vybrať si požadovanú úroveň.</text:p>
      <text:p text:style-name="P19">Prvé 4 úrovne (úrovne ovládania guličky) sa potom ovládajú pohybmi dlane.<text:line-break/>_!_TODO pridaj pohyby dlane</text:p>
      <text:p text:style-name="P19">Klávesnica tu reaguje na stisnutie klávesy „Esc“, ktorá pozastaví hru, otvorí sa menu, z ktorého je možné dostať sa späť do úvodného menu, prípadne ďalej pokračovať v hre.<text:line-break/></text:p>
      <text:p text:style-name="P19">V piatom kole môže hráč prepínať medzi „Editor“ a „Play“ módom klávesami „1“ a „2“ _!_TODO check if num keys work. <text:line-break/>„Play“ mód má identické správanie a ovládanie ako predchádzajúce úrovne. <text:line-break/>V „Editor“ móde (móde na úpravu terénu) sa pohybuje natočením dlane ľavej ruky. </text:p>
      <text:p text:style-name="P19">Zovretím ľavej ruky v päsť sa kamera začne približovať k terénu. </text:p>
      <text:p text:style-name="P19">Vystretím prstov ľavej ruky sa kamera naopak začne vzďaľovať od terénu.</text:p>
      <text:p text:style-name="P19">Spojením ukazováka a palca pravej ruky sa začne upravovať výška terénu v oblasti priamo pod spojenými prstami. Časť terénu, ktorá sa začne upravovať, je vyznačená tieňom v <text:soft-page-break/>tvare kruhu. Ak je pravá ruka pri tomto geste vo výške približne 20 cm a viac nad zariadením Leap Motion, terén sa bude zvyšovať. Ak je ruka pod hranicou 20 cm, terén sa bude znižovať.</text:p>
      <text:p text:style-name="P19">Poklepanie (_!_TODO lepší názov) ukazovákom (_!_TODO different finger for different tree) <text:s/>pridá/odoberie strom. Miesto je taktiež vyznačené tieňom v tvare kruhu.</text:p>
      <text:p text:style-name="P1"><text:span text:style-name="T32">8 </text:span>Implementácia </text:p>
      <text:p text:style-name="P1"/>
      <text:p text:style-name="P28">9 Uživateľské testovanie </text:p>
      <text:p text:style-name="P51"/>
      <text:p text:style-name="P28">10 Future work</text:p>
      <text:p text:style-name="P51"><text:s/></text:p>
      <text:p text:style-name="P20"><text:span text:style-name="T32">11 </text:span><text:span text:style-name="T35">Záver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5">Zoznam použitej literatúry:</text:p>
      <text:list xml:id="list43250792" text:style-name="L6">
        <text:list-header>
          <text:p text:style-name="P38"/>
          <text:p text:style-name="P38">1. <text:s/><text:span text:style-name="T6">DERRYBERRY, Anne. Serious games: online games for learning. In: [online]. 2007. s.3 [cit. 2014-12-15]. </text:span></text:p>
          <text:list>
            <text:list-item>
              <text:list>
                <text:list-item>
                  <text:list>
                    <text:list-item>
                      <text:list>
                        <text:list-header>
                          <text:p text:style-name="P38"><text:span text:style-name="T6"><text:s text:c="3"/><text:tab/>Dostupné z</text:span><text:span text:style-name="T11">:</text:span></text:p>
                        </text:list-header>
                      </text:list>
                    </text:list-item>
                  </text:list>
                  <text:p text:style-name="P46"><text:a xlink:type="simple" xlink:href="http://www.adobe.com/resources/elearning/pdfs/serious_games_wp.pdf"><text:span text:style-name="T5"><text:s/><text:tab/>http://www.adobe.com/resources/elearning/pdfs/serious_games_wp.pdf</text:span></text:a><text:span text:style-name="T27"> </text:span></text:p>
                </text:list-item>
              </text:list>
            </text:list-item>
          </text:list>
        </text:list-header>
      </text:list>
      <text:p text:style-name="P12"><text:span text:style-name="T23">2. <text:s/></text:span><text:span text:style-name="T7">[online]. Liečebná rehabilitácia. 16. marec 2013 [cit. 2014-12-15]. <text:line-break/><text:tab/>Dostupné z:<text:line-break/><text:tab/>http://sk.wikipedia.org/wiki/Lie%C4%8Debn%C3%A1_rehabilit%C3%A1cia</text:span> </text:p>
      <text:p text:style-name="P12"><text:span text:style-name="T23">3. <text:s/></text:span><text:span text:style-name="T7">[online]. Leap Motion. 2014 [cit. 2014-12-15]. <text:line-break/><text:tab/>Dostupné z: </text:span></text:p>
      <text:p text:style-name="P12"><text:span text:style-name="T7"><text:tab/>www.leapmotion.com</text:span> </text:p>
      <text:p text:style-name="P10">4. <text:s/><text:span text:style-name="T6">[online]. Zariadenie Leap Motion. 2014 [cit. 2014-12-15]. <text:line-break/><text:tab/>Dostupné z: <text:line-break/><text:tab/>https://www.leapmotion.com/product</text:span> </text:p>
      <text:p text:style-name="P10">//_!_TODO fix:</text:p>
      <text:p text:style-name="P10">5. http://www.scei.co.jp/corporate/release/130221b_e.html <text:s text:c="3"/>21.02.2013</text:p>
      <text:p text:style-name="P10"><text:tab/>//playstation 4 eye</text:p>
      <text:list xml:id="list43277290" text:style-name="L7">
        <text:list-item>
          <text:p text:style-name="P39">http://blogs.microsoft.com/blog/2013/10/02/collaboration-expertise-produce-enhanced-sensing-in-xbox-one/</text:p>
        </text:list-item>
      </text:list>
      <text:p text:style-name="P10"><text:s text:c="2"/><text:tab/>//kinect</text:p>
      <text:list xml:id="list43265519" text:style-name="L8">
        <text:list-item>
          <text:p text:style-name="P40">http://classicgames.about.com/od/consoleandhandheldgames/p/LeStickProfile.htm<text:line-break/>//le stick</text:p>
        </text:list-item>
        <text:list-item>
          <text:p text:style-name="P40">http://thedoteaters.com/?bitstory=the-great-video-game-crash</text:p>
          <text:p text:style-name="P40">//video game crash, le stick</text:p>
        </text:list-item>
        <text:list-item>
          <text:p text:style-name="P40"><text:a xlink:type="simple" xlink:href="https://en.wikipedia.org/wiki/Nintendo_Power"><text:span text:style-name="T16">Nintendo Power</text:span></text:a><text:span text:style-name="T14"> 250th issue!</text:span><text:span text:style-name="T13">. South San Francisco, California: </text:span><text:a xlink:type="simple" xlink:href="https://en.wikipedia.org/wiki/Future_US"><text:span text:style-name="T17">Future US</text:span></text:a><text:span text:style-name="T13">. 2010. p. 45.</text:span><text:span text:style-name="T27"> </text:span></text:p>
          <text:p text:style-name="P40">//listed wii as first motion controller</text:p>
        </text:list-item>
        <text:list-item>
          <text:p text:style-name="P40">http://www.cgchannel.com/2014/10/3d-systems-launches-geomagic-sculpt-and-<text:soft-page-break/>touch/</text:p>
          <text:p text:style-name="P40">//geomagic touch price</text:p>
        </text:list-item>
        <text:list-item>
          <text:p text:style-name="P40">http://www.geomagic.com/en/products/phantom-omni/overview</text:p>
          <text:p text:style-name="P40">//geomagic touch</text:p>
        </text:list-item>
        <text:list-item>
          <text:p text:style-name="P40">https://www.asus.com/Eee-Family/Eee_Stick_GMC1/ </text:p>
          <text:list>
            <text:list-header>
              <text:p text:style-name="P40">//asus eee controller</text:p>
            </text:list-header>
          </text:list>
        </text:list-item>
      </text:list>
      <text:list xml:id="list43276256" text:style-name="L9">
        <text:list-item>
          <text:p text:style-name="P41">http://www.google.com/patents/US2655645</text:p>
        </text:list-item>
      </text:list>
      <text:p text:style-name="P10">//patent motion detector</text:p>
      <text:list xml:id="list43266887" text:style-name="L10">
        <text:list-item>
          <text:p text:style-name="P42">http://www.pickar.caltech.edu/e103/Final%20Exams/Motion%20Sensing%20Technology.pdf</text:p>
          <text:p text:style-name="P42">//motion detectors</text:p>
        </text:list-item>
        <text:list-item>
          <text:p text:style-name="P43"><text:span text:style-name="T36">VOKURKA, M. </text:span><text:span text:style-name="T37">Praktický slovník medicíny. </text:span><text:span text:style-name="T36">Praha: Maxdorf, 2000. ISBN 80-85912-38-4</text:span></text:p>
        </text:list-item>
        <text:list-item>
          <text:p text:style-name="P43"><text:span text:style-name="T36">http://blog.leapmotion.com/hardware-to-software-how-does-the-leap-motion-controller-work/#disqus_thread</text:span></text:p>
        </text:list-item>
        <text:list-item>
          <text:p text:style-name="P43"><text:span text:style-name="T36">http://www.ncbi.nlm.nih.gov/pmc/articles/PMC3690061/<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Helvetica Neue" svg:font-family="'Helvetica Neue', Helvetica, sans-serif"/>
    <style:font-face style:name="Helvetica" svg:font-family="Helvetica, Arial, sans-serif"/>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inherit" svg:font-family="inherit"/>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23</meta:editing-cycles>
    <meta:editing-duration>PT114H01M19S</meta:editing-duration>
    <dc:date>2016-01-03T15:06:34.83</dc:date>
    <dc:creator>Michal Obert</dc:creator>
    <meta:generator>OpenOffice.org/3.1$Win32 OpenOffice.org_project/310m11$Build-9399</meta:generator>
    <meta:document-statistic meta:table-count="0" meta:image-count="1" meta:object-count="0" meta:page-count="14" meta:paragraph-count="131" meta:word-count="3046" meta:character-count="20971"/>
  </office:meta>
</office:document-meta>
</file>